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space" svg:font-family="monospace, serif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4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3333ff" style:font-name="Consolas" fo:font-size="14pt" style:font-name-asian="Consolas" style:font-size-asian="14pt" style:font-name-complex="Consolas" style:font-size-complex="14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Times New Roman" fo:font-size="14pt" fo:background-color="#ffffcc" style:font-size-asian="14pt" style:font-name-complex="Times New Roman1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13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 style:list-style-name="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7" style:family="paragraph" style:parent-style-name="Standard" style:list-style-name="">
      <style:paragraph-properties style:text-autospace="none"/>
      <style:text-properties fo:color="#000000" style:font-name="Consolas" fo:font-size="14pt" style:font-size-asian="14pt" style:font-name-complex="Consolas" style:font-size-complex="14pt"/>
    </style:style>
    <style:style style:name="P18" style:family="paragraph" style:parent-style-name="Standard">
      <style:paragraph-properties fo:margin-top="0cm" fo:margin-bottom="0cm" fo:line-height="100%"/>
      <style:text-properties fo:color="#000000"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fo:line-height="100%"/>
      <style:text-properties fo:color="#000000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color="#000000" style:font-name="Times New Roman" fo:language="en" fo:country="US" fo:font-weight="bold" style:font-weight-asian="bold" style:font-name-complex="Times New Roman1"/>
    </style:style>
    <style:style style:name="T2" style:family="text">
      <style:text-properties fo:color="#000000" style:font-name="Times New Roman" fo:language="en" fo:country="US" fo:font-weight="normal" style:font-weight-asian="normal" style:font-name-complex="Times New Roman1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ff" style:font-name="Consolas" style:font-name-asian="Consolas" style:font-name-complex="Consolas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style:font-name="Consolas" style:font-name-asian="Consolas" style:font-name-complex="Consolas"/>
    </style:style>
    <style:style style:name="T8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style:font-name-asian="Consolas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lk Insertion Steps</text:p>
      <text:p text:style-name="P9"/>
      <text:p text:style-name="P10"><text:span text:style-name="T10">1)Create Temporary Table</text:span></text:p>
      <text:p text:style-name="P10"><text:span text:style-name="T10">Example :</text:span></text:p>
      <text:p text:style-name="P11"><text:span text:style-name="T2">Path (Core =&gt; BulkData =&gt; create BulkMaster.cs(having number of fields)</text:span></text:p>
      <text:p text:style-name="P11"><text:span text:style-name="T2"/></text:p>
      <text:p text:style-name="P11"><text:span text:style-name="T2">2)</text:span><text:span text:style-name="T1">Read Data from Excel File</text:span></text:p>
      <text:p text:style-name="P14"><text:span text:style-name="T11">create api to read data from excel file </text:span></text:p>
      <text:p text:style-name="P2"/>
      <text:p text:style-name="P1">3) <text:s/>Read Excel data inserted into Temporary Table </text:p>
      <text:p text:style-name="P13">create api to insert data into temporary table</text:p>
      <text:p text:style-name="P15">Example :</text:p>
      <text:p text:style-name="P15"><text:span text:style-name="T8"><text:s/></text:span><text:span text:style-name="T5">var</text:span><text:span text:style-name="T7"> dbcontext = </text:span><text:span text:style-name="T5">new</text:span><text:span text:style-name="T7"> AbpProjectsDbContext();</text:span></text:p>
      <text:p text:style-name="P16"><text:s/>{</text:p>
      <text:p text:style-name="P12"><text:span text:style-name="T3"><text:s text:c="5"/></text:span><text:span text:style-name="T5">try</text:span></text:p>
      <text:p text:style-name="P16"><text:s text:c="5"/>{</text:p>
      <text:p text:style-name="P16"><text:s text:c="20"/>dbcontext.BulkInsert&lt;bulkmaster&gt;(importBulk_Items);</text:p>
      <text:p text:style-name="P16"><text:s text:c="6"/>}</text:p>
      <text:p text:style-name="P12"><text:span text:style-name="T3"><text:s text:c="6"/></text:span><text:span text:style-name="T5">catch</text:span><text:span text:style-name="T3"> (Exception ex)</text:span></text:p>
      <text:p text:style-name="P16"><text:s text:c="6"/>{ };</text:p>
      <text:p text:style-name="P17"><text:span text:style-name="T9">}</text:span></text:p>
      <text:p text:style-name="P17"><text:span text:style-name="T9"/></text:p>
      <text:p text:style-name="P13"><text:span text:style-name="T12">4) Create Function into controller to save BulkData</text:span></text:p>
      <text:p text:style-name="P13"><text:span text:style-name="T12"/></text:p>
      <text:p text:style-name="P13"><text:span text:style-name="T12">5) Use Controller Function </text:span></text:p>
      <text:p text:style-name="P13"/>
      <text:p text:style-name="P6"><text:soft-page-break/>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4"><text:span text:style-name="T3"><text:s/></text:span></text:p>
      <text:p text:style-name="P3"><text:s text:c="8"/>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" svg:font-family="monospace, serif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18</meta:editing-cycles>
    <meta:creation-date>2021-11-11T13:10:00</meta:creation-date>
    <dc:date>2022-03-07T17:32:42.47</dc:date>
    <meta:editing-duration>PT1H2M56S</meta:editing-duration>
    <meta:generator>OpenOffice/4.0.0$Win32 OpenOffice.org_project/400m3$Build-9702</meta:generator>
    <meta:document-statistic meta:table-count="0" meta:image-count="0" meta:object-count="0" meta:page-count="2" meta:paragraph-count="22" meta:word-count="77" meta:character-count="5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